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caseRoles.addRole( String usecase ,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caseRoles.setRoles( String usecaseId , String [ ] role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Roles.removeRole( String usecase , String ro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secaseRoles.getUsecas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caseRoles.hasRoles( String usecas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Roles.getRoles( String usecas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secaseRoles.UsecaseRo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